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17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08"/>
    <style:style style:name="ce4" style:family="table-cell" style:parent-style-name="Default" style:data-style-name="N10108"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0" style:family="table-cell" style:parent-style-name="Default" style:data-style-name="N10108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10111"/>
    <style:style style:name="ce13" style:family="table-cell" style:parent-style-name="Default" style:data-style-name="N10108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Timer 2 Cycles</text:p>
          </table:table-cell>
          <table:table-cell table:number-columns-repeated="1021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formula="of:=[.A2]/2" office:value-type="float" office:value="10000000" calcext:value-type="float">
            <text:p>10.000.000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 calcext:value-type="string">
            <text:p>Min for 6:</text:p>
          </table:table-cell>
          <table:table-cell table:formula="of:=6*[.H7]" office:value-type="float" office:value="599.99976" calcext:value-type="float">
            <text:p>6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x for 6:</text:p>
          </table:table-cell>
          <table:table-cell table:formula="of:=6*[.H8]" office:value-type="float" office:value="999.9996" calcext:value-type="float">
            <text:p>1.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q KBD</text:p>
          </table:table-cell>
          <table:table-cell/>
          <table:table-cell office:value-type="string" calcext:value-type="string">
            <text:p>Ticks Timer 2</text:p>
          </table:table-cell>
          <table:table-cell office:value-type="string" calcext:value-type="string">
            <text:p>Ticks Timer 1</text:p>
          </table:table-cell>
          <table:table-cell/>
          <table:table-cell office:value-type="string" calcext:value-type="string">
            <text:p>Facto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<text:s/>KBD</text:p>
          </table:table-cell>
          <table:table-cell table:style-name="ce6" table:formula="of:=60/1000000" office:value-type="float" office:value="0.00006" calcext:value-type="float">
            <text:p>0,00006</text:p>
          </table:table-cell>
          <table:table-cell table:formula="of:=1/[.D7]" office:value-type="float" office:value="16666.6666666667" calcext:value-type="float">
            <text:p>16.666,67</text:p>
          </table:table-cell>
          <table:table-cell office:value-type="string" calcext:value-type="string">
            <text:p>Hz</text:p>
          </table:table-cell>
          <table:table-cell table:formula="of:=[.$C$2]/[.E7]" office:value-type="float" office:value="600" calcext:value-type="float">
            <text:p>600</text:p>
          </table:table-cell>
          <table:table-cell table:formula="of:=[.$B$2]/[.E7]" office:value-type="float" office:value="99.99996" calcext:value-type="float">
            <text:p>100</text:p>
          </table:table-cell>
          <table:table-cell/>
          <table:table-cell table:formula="of:=[.G7]/[.H7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KBD</text:p>
          </table:table-cell>
          <table:table-cell table:style-name="ce6" table:formula="of:=100/1000000" office:value-type="float" office:value="0.0001" calcext:value-type="float">
            <text:p>0,0001</text:p>
          </table:table-cell>
          <table:table-cell table:formula="of:=1/[.D8]" office:value-type="float" office:value="10000" calcext:value-type="float">
            <text:p>10.000</text:p>
          </table:table-cell>
          <table:table-cell office:value-type="string" calcext:value-type="string">
            <text:p>Hz</text:p>
          </table:table-cell>
          <table:table-cell table:formula="of:=[.$C$2]/[.E8]" office:value-type="float" office:value="1000" calcext:value-type="float">
            <text:p>1.000</text:p>
          </table:table-cell>
          <table:table-cell table:formula="of:=[.$B$2]/[.E8]" office:value-type="float" office:value="166.6666" calcext:value-type="float">
            <text:p>166,67</text:p>
          </table:table-cell>
          <table:table-cell/>
          <table:table-cell table:formula="of:=[.G8]/[.H8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10"/>
          <table:table-cell table:number-columns-repeated="2"/>
          <table:table-cell table:style-name="ce2" table:formula="of:=[.G7]/16" office:value-type="float" office:value="37.5" calcext:value-type="float">
            <text:p>37,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 table:formula="of:=DEC2HEX([.B10])" office:value-type="string" office:string-value="D20C" calcext:value-type="string">
            <text:p>D20C</text:p>
          </table:table-cell>
          <table:table-cell table:number-columns-repeated="3"/>
          <table:table-cell table:style-name="ce2" table:formula="of:=[.G8]/16" office:value-type="float" office:value="62.5" calcext:value-type="float">
            <text:p>62,5</text:p>
          </table:table-cell>
          <table:table-cell table:number-columns-repeated="3"/>
          <table:table-cell table:formula="of:=[.K11]*1000000" office:value-type="float" office:value="39285.0157140063" calcext:value-type="float">
            <text:p>39.285,02</text:p>
          </table:table-cell>
          <table:table-cell office:value-type="string" calcext:value-type="string">
            <text:p>u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ce6" office:value-type="float" office:value="11764" calcext:value-type="float">
            <text:p>11764</text:p>
          </table:table-cell>
          <table:table-cell table:number-columns-repeated="8"/>
          <table:table-cell table:formula="of:=[.K12]/[.B2]" office:value-type="float" office:value="0.0392850157140063" calcext:value-type="float">
            <text:p>0,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4"/>
          <table:table-cell office:value-type="string" calcext:value-type="string">
            <text:p>TH1</text:p>
          </table:table-cell>
          <table:table-cell office:value-type="float" office:value="11111111" calcext:value-type="float">
            <text:p>11.111.111</text:p>
          </table:table-cell>
          <table:table-cell table:style-name="ce13" table:formula="of:=BIN2HEX([.H12])" office:value-type="string" office:string-value="FF" calcext:value-type="string">
            <text:p>FF</text:p>
          </table:table-cell>
          <table:table-cell table:formula="of:=COM.MICROSOFT.CONCAT(BIN2HEX([.H12]);BIN2HEX([.H13]))" office:value-type="string" office:string-value="FFC3" calcext:value-type="string">
            <text:p>FFC3</text:p>
          </table:table-cell>
          <table:table-cell table:formula="of:=HEX2DEC([.J12])" office:value-type="float" office:value="65475" calcext:value-type="float">
            <text:p>65.475</text:p>
          </table:table-cell>
          <table:table-cell office:value-type="string" calcext:value-type="string">
            <text:p>Timer 1 Tick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TL1</text:p>
          </table:table-cell>
          <table:table-cell office:value-type="float" office:value="11000011" calcext:value-type="float">
            <text:p>11.000.011</text:p>
          </table:table-cell>
          <table:table-cell table:style-name="ce13" table:formula="of:=BIN2HEX([.H13])" office:value-type="string" office:string-value="C3" calcext:value-type="string">
            <text:p>C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6"/>
          <table:table-cell table:style-name="ce13"/>
          <table:table-cell table:number-columns-repeated="1015"/>
        </table:table-row>
        <table:table-row table:style-name="ro1">
          <table:table-cell table:number-columns-repeated="8"/>
          <table:table-cell table:style-name="ce13"/>
          <table:table-cell/>
          <table:table-cell table:formula="of:=[.K12]/6" office:value-type="float" office:value="10912.5" calcext:value-type="float">
            <text:p>10.912,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7]*1000"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5"/>
          <table:table-cell table:formula="of:=[.K15]*16" office:value-type="float" office:value="174600" calcext:value-type="float">
            <text:p>174.6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2^16" office:value-type="float" office:value="65536" calcext:value-type="float">
            <text:p>65.536</text:p>
          </table:table-cell>
          <table:table-cell table:style-name="ce6" table:formula="of:=[.D18]*1000" office:value-type="float" office:value="0.072" calcext:value-type="float">
            <text:p>0,072</text:p>
          </table:table-cell>
          <table:table-cell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FD3</text:p>
          </table:table-cell>
          <table:table-cell table:formula="of:=HEX2DEC([.B18])" office:value-type="float" office:value="65491" calcext:value-type="float">
            <text:p>65.491</text:p>
          </table:table-cell>
          <table:table-cell table:style-name="ce6" table:formula="of:=1/[.D19]" office:value-type="float" office:value="0.000072" calcext:value-type="float">
            <text:p>0,000072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-[.C18]" office:value-type="float" office:value="45" calcext:value-type="float">
            <text:p>45</text:p>
          </table:table-cell>
          <table:table-cell table:formula="of:=[.C2]/[.C19]/16" office:value-type="float" office:value="13888.8888888889" calcext:value-type="float">
            <text:p>13.888,89</text:p>
          </table:table-cell>
          <table:table-cell office:value-type="string" calcext:value-type="string">
            <text:p>Hz</text:p>
          </table:table-cell>
          <table:table-cell table:number-columns-repeated="5"/>
          <table:table-cell office:value-type="string" calcext:value-type="string">
            <text:p>Rechnung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12]*6/16" office:value-type="float" office:value="24553.125" calcext:value-type="float">
            <text:p>24.553,1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C2]/[.C19]" office:value-type="float" office:value="222222.222222222" calcext:value-type="float">
            <text:p>222.222,22</text:p>
          </table:table-cell>
          <table:table-cell table:formula="of:=[.B2]/[.K12]" office:value-type="float" office:value="25.4549980908744" calcext:value-type="float">
            <text:p>25,45</text:p>
          </table:table-cell>
          <table:table-cell table:number-columns-repeated="2"/>
          <table:table-cell table:formula="of:=45*16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E21]*16" office:value-type="float" office:value="407.27996945399" calcext:value-type="float">
            <text:p>407,28</text:p>
          </table:table-cell>
          <table:table-cell table:number-columns-repeated="2"/>
          <table:table-cell table:formula="of:=[.C2]/[.H21]" office:value-type="float" office:value="13888.8888888889" calcext:value-type="float">
            <text:p>13.888,89</text:p>
          </table:table-cell>
          <table:table-cell table:formula="of:=[.B2]/[.I21]" office:value-type="float" office:value="13888.8833333333" calcext:value-type="float">
            <text:p>13.888,8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2]/[.B2]" office:value-type="float" office:value="6.00000240000096" calcext:value-type="float">
            <text:p>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de" number:country="DE">
      <number:number number:decimal-places="8" number:min-decimal-places="0" number:min-integer-digits="1" number:decimal-replacement="" number:grouping="true"/>
    </number:number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number:number-style style:name="N10108" number:language="de" number:country="DE">
      <number:number number:decimal-places="2" number:min-decimal-places="0" number:min-integer-digits="1" number:decimal-replacement="" number:grouping="true"/>
    </number:number-style>
    <number:number-style style:name="N10107" number:language="de" number:country="DE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19T13:53:04.504989632</dc:date>
    <meta:editing-duration>P1DT9H40M45S</meta:editing-duration>
    <meta:editing-cycles>12</meta:editing-cycles>
    <meta:generator>LibreOffice/7.3.7.2$Linux_X86_64 LibreOffice_project/30$Build-2</meta:generator>
    <meta:document-statistic meta:table-count="1" meta:cell-count="76" meta:object-count="0"/>
  </office:meta>
</office:document-meta>
</file>